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blePropertyPointe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iptablePropertyPointer.getLeng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iptablePropertyPointer.set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riptablePropertyPointer.asPath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criptablePropertyPointer.escape( String 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riptablePropertyPointer.get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riptablePropertyPointer.getImmediateN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riptablePropertyPointer.is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ablePropertyPointer.ScriptablePropertyPointer( NodePointer parent , DynamicProperty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